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padding="0.049cm" fo:border="0.06pt solid #1f2937"/>
      <style:text-properties loext:padding="0.049cm" loext:border="0.06pt solid #1f2937"/>
    </style:style>
    <style:style style:name="P2" style:family="paragraph" style:parent-style-name="Text_20_body" style:list-style-name="L1">
      <style:paragraph-properties fo:margin-top="0cm" fo:margin-bottom="0cm" style:contextual-spacing="false" fo:padding="0.049cm" fo:border="0.06pt solid #1f2937"/>
    </style:style>
    <style:style style:name="P3" style:family="paragraph" style:parent-style-name="Text_20_body" style:list-style-name="L1">
      <style:paragraph-properties fo:padding="0.049cm" fo:border="0.06pt solid #1f2937"/>
    </style:style>
    <style:style style:name="T1" style:family="text">
      <style:text-properties loext:padding="0.049cm" loext:border="0.06pt solid #1f2937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m geral, o prompt de entrada é a melhor alavanca para melhorar as saídas do modelo. Você pode tentar truques como:</text:p>
      <text:list xml:id="list526204009" text:style-name="L1">
        <text:list-item>
          <text:p text:style-name="P2"><text:span text:style-name="Strong_20_Emphasis"><text:span text:style-name="T1">Seja mais específico</text:span></text:span><text:span text:style-name="T1"> . Por exemplo, se você quiser que a saída seja uma lista separada por vírgulas, peça para o modelo retornar uma lista separada por vírgulas. Se você quiser que ele diga "Não sei" quando não souber a resposta, diga "Diga "Não sei" se não souber a resposta". Quanto mais específicas forem suas instruções, melhor o modelo poderá responder.</text:span></text:p>
        </text:list-item>
        <text:list-item>
          <text:p text:style-name="P2"><text:span text:style-name="Strong_20_Emphasis"><text:span text:style-name="T1">Forneça contexto</text:span></text:span><text:span text:style-name="T1"> : ajude o modelo a entender o panorama geral da sua solicitação. Isso pode incluir informações básicas, exemplos/demonstrações do que você deseja ou a explicação do propósito da sua tarefa.</text:span></text:p>
        </text:list-item>
        <text:list-item>
          <text:p text:style-name="P2"><text:span text:style-name="Strong_20_Emphasis"><text:span text:style-name="T1">Peça ao modelo para responder como se fosse um especialista.</text:span></text:span><text:span text:style-name="T1"> Pedir explicitamente ao modelo para produzir um resultado de alta qualidade ou um resultado como se tivesse sido escrito por um especialista pode induzi-lo a dar respostas de qualidade superior às que ele acredita que um especialista escreveria. Frases como "Explique em detalhes" ou "Descreva passo a passo" podem ser eficazes.</text:span></text:p>
        </text:list-item>
        <text:list-item>
          <text:p text:style-name="P3"><text:span text:style-name="Strong_20_Emphasis"><text:span text:style-name="T1">Peça ao modelo que escreva a sequência de etapas que explicam seu raciocínio.</text:span></text:span><text:span text:style-name="T1"> Se entender o "porquê" de uma resposta for importante, peça ao modelo que inclua seu raciocínio. Isso pode ser feito simplesmente adicionando uma frase como " </text:span><text:a xlink:type="simple" xlink:href="https://arxiv.org/abs/2205.11916" text:style-name="Internet_20_link" text:visited-style-name="Visited_20_Internet_20_Link"><text:span text:style-name="T1">Vamos pensar passo a passo</text:span></text:a><text:span text:style-name="T1"> " antes de cada resposta.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0-23T08:39:58.218000000</meta:creation-date>
    <dc:date>2025-10-23T09:41:11.219000000</dc:date>
    <meta:editing-duration>PT51M6S</meta:editing-duration>
    <meta:editing-cycles>1</meta:editing-cycles>
    <meta:document-statistic meta:table-count="0" meta:image-count="0" meta:object-count="0" meta:page-count="1" meta:paragraph-count="5" meta:word-count="228" meta:character-count="1361" meta:non-whitespace-character-count="1142"/>
    <meta:generator>LibreOffice/7.3.2.2$Windows_X86_64 LibreOffice_project/49f2b1bff42cfccbd8f788c8dc32c1c309559be0</meta:generator>
  </office:meta>
</office:document-meta>
</file>